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xml:id="id3" draw:id="id3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draw:line-skew="0.23cm" svg:x1="20.934cm" svg:y1="4.754cm" svg:x2="58.779cm" svg:y2="1.889cm" draw:start-shape="id1" draw:start-glue-point="0" draw:end-shape="id2" draw:end-glue-point="0" svg:d="M20934 4754c0-4702 37845-3270 37845-2865" svg:viewBox="0 0 37846 3389">
          <text:p/>
        </draw:connector>
        <draw:connector draw:style-name="gr8" draw:text-style-name="P1" draw:layer="layout" draw:type="curve" draw:line-skew="-0.604cm" svg:x1="18.222cm" svg:y1="16.689cm" svg:x2="55.722cm" svg:y2="16.689cm" draw:start-shape="id3" draw:start-glue-point="0" draw:end-shape="id4" draw:end-glue-point="0" svg:d="M18222 16689c0-1659 37500-1659 37500 0" svg:viewBox="0 0 37501 12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4:36.571109763</dc:date>
    <dc:creator>elucterio </dc:creator>
    <meta:editing-duration>PT2H16M56S</meta:editing-duration>
    <meta:editing-cycles>36</meta:editing-cycles>
    <meta:generator>LibreOffice/4.2.8.2$Linux_X86_64 LibreOffice_project/420m0$Build-2</meta:generator>
    <meta:document-statistic meta:object-count="29"/>
  </office:meta>
</office:document-meta>
</file>